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8a85" officeooo:paragraph-rsid="00168a85"/>
    </style:style>
    <style:style style:name="T1" style:family="text">
      <style:text-properties officeooo:rsid="001739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CHIFFRES</text:p>
      <text:p text:style-name="P1"/>
      <text:p text:style-name="P1"/>
      <text:p text:style-name="Title"><text:span text:style-name="T1">Le point sur les d</text:span><text:bookmark-start text:name="__DdeLink__60_1569512858"/>isparités salariales <text:bookmark-end text:name="__DdeLink__60_1569512858"/>hommes-femmes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c Quang Nguyen</meta:initial-creator>
    <meta:creation-date>2016-03-07T11:46:15.082136000</meta:creation-date>
    <dc:date>2016-03-07T12:20:24.381511000</dc:date>
    <dc:creator>Duc Quang Nguyen</dc:creator>
    <meta:editing-duration>PT3M28S</meta:editing-duration>
    <meta:editing-cycles>1</meta:editing-cycles>
    <meta:document-statistic meta:table-count="0" meta:image-count="0" meta:object-count="0" meta:page-count="1" meta:paragraph-count="2" meta:word-count="9" meta:character-count="63" meta:non-whitespace-character-count="56"/>
    <meta:generator>LibreOffice/5.0.5.2$MacOSX_X86_64 LibreOffice_project/55b006a02d247b5f7215fc6ea0fde844b30035b3</meta:generator>
  </office:meta>
</office:document-meta>
</file>